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2cm" svg:stroke-color="#7e0021" draw:marker-start="Circle" draw:marker-start-width="0.6cm" draw:marker-start-center="true" draw:marker-end="Arrow" draw:marker-end-width="0.6cm" draw:fill="solid" draw:fill-color="#004586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99cc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9966cc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2cm" svg:stroke-color="#0084d1" draw:marker-start="Circle" draw:marker-start-width="0.6cm" draw:marker-start-center="true" draw:marker-end="Arrow" draw:marker-end-width="0.6cm" draw:fill="solid" draw:fill-color="#004586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ff420e" draw:marker-start="Circle" draw:marker-start-width="0.6cm" draw:marker-start-center="true" draw:marker-end="Arrow" draw:marker-end-width="0.6cm" draw:fill="solid" draw:fill-color="#ff420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579d1c" draw:marker-start="Circle" draw:marker-start-width="0.6cm" draw:marker-start-center="true" draw:marker-end="Arrow" draw:marker-end-width="0.6cm" draw:fill="solid" draw:fill-color="#004586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2cm" svg:height="2cm" svg:x="0.1cm" svg:y="0.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2.1cm" svg:y1="1.1cm" svg:x2="8.8cm" svg:y2="2.1cm" draw:start-shape="id1" draw:start-glue-point="1" draw:end-shape="id2" draw:end-glue-point="3" svg:d="m2100 1100c5025 0 1675 1000 6700 1000">
          <text:p/>
        </draw:connector>
        <draw:custom-shape draw:style-name="gr3" draw:text-style-name="P1" xml:id="id2" draw:id="id2" draw:layer="layout" svg:width="2cm" svg:height="2cm" svg:x="8.8cm" svg:y="1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2cm" svg:height="2cm" svg:x="1.9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2cm" svg:height="2cm" svg:x="9.8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2cm" svg:height="2cm" svg:x="13.9cm" svg:y="0.4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3.9cm" svg:y1="6.7cm" svg:x2="8.8cm" svg:y2="2.1cm" draw:start-shape="id3" draw:start-glue-point="1" draw:end-shape="id2" draw:end-glue-point="3" svg:d="m3900 6700c3675 0 1225-4600 4900-4600">
          <text:p/>
        </draw:connector>
        <draw:connector draw:style-name="gr7" draw:text-style-name="P1" draw:layer="layout" draw:type="curve" svg:x1="10.8cm" svg:y1="2.1cm" svg:x2="13.9cm" svg:y2="1.4cm" draw:start-shape="id2" draw:start-glue-point="1" draw:end-shape="id4" svg:d="m10800 2100c2325 0 775-700 3100-700">
          <text:p/>
        </draw:connector>
        <draw:connector draw:style-name="gr8" draw:text-style-name="P1" draw:layer="layout" draw:type="curve" draw:line-skew="-0.3cm" svg:x1="9.8cm" svg:y1="3.1cm" svg:x2="10.8cm" svg:y2="5cm" draw:start-shape="id2" draw:start-glue-point="2" draw:end-shape="id5" svg:d="m9800 3100c0 975 1000 25 1000 1900">
          <text:p/>
        </draw:connector>
        <draw:connector draw:style-name="gr9" draw:text-style-name="P1" draw:layer="layout" draw:type="curve" draw:line-skew="0.503cm 0.344cm" svg:x1="11.8cm" svg:y1="6cm" svg:x2="2.9cm" svg:y2="7.7cm" draw:start-shape="id5" draw:start-glue-point="1" draw:end-shape="id3" draw:end-glue-point="2" svg:d="m11800 6000c1579 0 1316 1297-1303 2058s-7597 983-7597-3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as Schulte-Coerne</meta:initial-creator>
    <meta:creation-date>2012-11-07T19:18:10</meta:creation-date>
    <dc:date>2012-11-07T19:37:13</dc:date>
    <dc:creator>Jonas Schulte-Coerne</dc:creator>
    <meta:editing-duration>PT3M21S</meta:editing-duration>
    <meta:editing-cycles>1</meta:editing-cycles>
    <meta:document-statistic meta:object-count="10"/>
    <meta:generator>LibreOffice/3.5$Linux_X86_64 LibreOffice_project/350m1$Build-2</meta:generator>
  </office:meta>
</office:document-meta>
</file>